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20%" draw:textarea-horizontal-align="justify" draw:textarea-vertical-align="top" draw:auto-grow-height="false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cccccc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 draw:shadow-offset-x="0.305cm" draw:shadow-offset-y="0.30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wrap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5.646cm" svg:height="13.266cm" svg:x="1.052cm" svg:y="3.818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38cm" svg:height="5.57cm" svg:x="11.705cm" svg:y="8.154cm">
          <text:p text:style-name="P1"><text:span text:style-name="T1">Memory</text:span></text:p>
          <text:p text:style-name="P1"><text:span text:style-name="T1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06cm" svg:height="3.13cm" svg:x="4.738cm" svg:y="8.181cm">
          <text:p text:style-name="P1"><text:span text:style-name="T1">Process</text:span></text:p>
          <text:p text:style-name="P1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38cm" svg:height="3.16cm" svg:x="7.706cm" svg:y="8.181cm">
          <text:p text:style-name="P1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44cm" svg:height="1.985cm" svg:x="4.708cm" svg:y="11.739cm">
          <text:p text:style-name="P1"><text:span text:style-name="T1">Interrupt</text:span><text:span text:style-name="T1"><text:line-break/></text:span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332cm" svg:height="1.985cm" svg:x="1.881cm" svg:y="5.299cm">
          <text:p text:style-name="P1"><text:span text:style-name="T2">System call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77cm" svg:height="1.985cm" svg:x="15.837cm" svg:y="11.739cm">
          <text:p text:style-name="P1"><text:span text:style-name="T1">Bus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985cm" svg:x="18.408cm" svg:y="11.739cm">
          <text:p text:style-name="P1"><text:span text:style-name="T1">Block</text:span></text:p>
          <text:p text:style-name="P1"><text:span text:style-name="T1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345cm" svg:height="1.985cm" svg:x="15.802cm" svg:y="8.181cm">
          <text:p text:style-name="P1"><text:span text:style-name="T1">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3.303cm" svg:height="1.985cm" svg:x="1.941cm" svg:y="14.741cm">
          <text:p text:style-name="P1"><text:span text:style-name="T2">Hardware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06cm" svg:height="0.804cm" svg:x="15.832cm" svg:y="10.537cm">
          <text:p text:style-name="P1"><text:span text:style-name="T1">Device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06cm" svg:height="5.529cm" svg:x="1.938cm" svg:y="8.181cm">
          <text:p text:style-name="P1"><text:span text:style-name="T1">Common</text:span></text:p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5.707cm" svg:height="1.985cm" svg:x="1.052cm" svg:y="1cm">
          <text:p text:style-name="P1"><text:span text:style-name="T2">User spac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5.677cm" svg:height="1.985cm" svg:x="1.082cm" svg:y="17.442cm">
          <text:p text:style-name="P1"><text:span text:style-name="T2">System 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985cm" svg:x="20.407cm" svg:y="11.738cm">
          <text:p text:style-name="P1"><text:span text:style-name="T1">Char</text:span></text:p>
          <text:p text:style-name="P1"><text:span text:style-name="T1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75cm" svg:height="1.985cm" svg:x="22.406cm" svg:y="11.737cm">
          <text:p text:style-name="P1"><text:span text:style-name="T1">Network</text:span></text:p>
          <text:p text:style-name="P1"><text:span text:style-name="T1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57cm" svg:height="3.168cm" svg:x="22.424cm" svg:y="8.18cm">
          <text:p text:style-name="P1"><text:span text:style-name="T1">Networking</text:span></text:p>
          <text:p text:style-name="P1"><text:span text:style-name="T1">stack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6.722cm" svg:height="1.985cm" svg:x="18.23cm" svg:y="6.098cm">
          <text:p text:style-name="P1"><text:span text:style-name="T3">FAT16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3.736cm" svg:height="1.195cm" svg:x="12.065cm" svg:y="16.51cm">
          <draw:text-box>
            <text:p><text:span text:style-name="T4">. <text:s/>. <text:s/>. </text:span></text:p>
          </draw:text-box>
        </draw:frame>
        <draw:g>
          <draw:custom-shape draw:style-name="gr2" draw:text-style-name="P3" draw:layer="layout" svg:width="22.789cm" svg:height="1.985cm" svg:x="2.163cm" svg:y="3.295cm">
            <text:p text:style-name="P1"><text:span text:style-name="T3">Generic file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6.722cm" svg:height="1.985cm" svg:x="2.163cm" svg:y="6.098cm">
            <text:p text:style-name="P1"><text:span text:style-name="T3">Minix file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2.789cm" svg:height="1.985cm" svg:x="2.163cm" svg:y="9.21cm">
            <text:p text:style-name="P1"><text:span text:style-name="T3">Block cach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2.789cm" svg:height="1.985cm" svg:x="2.163cm" svg:y="12.607cm">
            <text:p text:style-name="P1"><text:span text:style-name="T3">Device driver mana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6.722cm" svg:height="1.985cm" svg:x="2.163cm" svg:y="15.875cm">
            <text:p text:style-name="P1"><text:span text:style-name="T3">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4" draw:layer="layout" svg:width="3.736cm" svg:height="1.195cm" svg:x="12.002cm" svg:y="6.644cm">
          <draw:text-box>
            <text:p><text:span text:style-name="T4">. <text:s/>. <text:s/>. </text:span></text:p>
          </draw:text-box>
        </draw:frame>
        <draw:custom-shape draw:style-name="gr2" draw:text-style-name="P3" draw:layer="layout" svg:width="6.722cm" svg:height="1.985cm" svg:x="18.23cm" svg:y="15.875cm">
          <text:p text:style-name="P1"><text:span text:style-name="T3">Device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5.646cm" svg:height="9.847cm" svg:x="0.746cm" svg:y="1.825cm">
          <text:p text:style-name="P1">File system lay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7" draw:text-style-name="P1" draw:layer="layout" svg:width="27.322cm" svg:height="13.548cm" svg:x="0.334cm" svg:y="0.4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.322cm" svg:height="6.378cm" svg:x="0.39cm" svg:y="14.3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488cm" svg:height="1.031cm" svg:x="0.808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9.302cm" svg:height="0.806cm" svg:x="17.797cm" svg:y="2.356cm">
          <draw:text-box>
            <text:p><text:span text:style-name="T5">Execution level 3 = “interrupt”</text:span></text:p>
          </draw:text-box>
        </draw:frame>
        <draw:custom-shape draw:style-name="gr8" draw:text-style-name="P1" draw:layer="layout" svg:width="16.488cm" svg:height="1.031cm" svg:x="0.808cm" svg:y="6.40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9.302cm" svg:height="0.806cm" svg:x="17.797cm" svg:y="6.456cm">
          <draw:text-box>
            <text:p><text:span text:style-name="T5">Execution level 2 = “system call”</text:span></text:p>
          </draw:text-box>
        </draw:frame>
        <draw:custom-shape draw:style-name="gr8" draw:text-style-name="P1" draw:layer="layout" svg:width="7.854cm" svg:height="1.031cm" svg:x="0.808cm" svg:y="11.49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9.302cm" svg:height="0.806cm" svg:x="17.797cm" svg:y="11.456cm">
          <draw:text-box>
            <text:p><text:span text:style-name="T5">Execution level 1 = “kernel thread”</text:span></text:p>
          </draw:text-box>
        </draw:frame>
        <draw:custom-shape draw:style-name="gr8" draw:text-style-name="P1" draw:layer="layout" svg:width="10.612cm" svg:height="1.031cm" svg:x="6.74cm" svg:y="16.56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9.302cm" svg:height="0.806cm" svg:x="17.797cm" svg:y="16.656cm">
          <draw:text-box>
            <text:p><text:span text:style-name="T5">Execution level 0 = “user space”</text:span></text:p>
          </draw:text-box>
        </draw:frame>
        <draw:frame draw:style-name="gr6" draw:layer="layout" svg:width="9.302cm" svg:height="0.962cm" svg:x="8.913cm" svg:y="19.338cm">
          <draw:text-box>
            <text:p>User space code at ring 3</text:p>
          </draw:text-box>
        </draw:frame>
        <draw:frame draw:style-name="gr6" draw:layer="layout" svg:width="9.302cm" svg:height="0.962cm" svg:x="8.913cm" svg:y="0.538cm">
          <draw:text-box>
            <text:p>Kernel code at ring 0</text:p>
          </draw:text-box>
        </draw:frame>
        <draw:line draw:style-name="gr9" draw:text-style-name="P1" draw:layer="layout" svg:x1="1.978cm" svg:y1="11.475cm" svg:x2="1.978cm" svg:y2="7.492cm">
          <text:p/>
        </draw:line>
        <draw:line draw:style-name="gr9" draw:text-style-name="P1" draw:layer="layout" svg:x1="3.036cm" svg:y1="7.464cm" svg:x2="3.036cm" svg:y2="11.503cm">
          <text:p/>
        </draw:line>
        <draw:line draw:style-name="gr9" draw:text-style-name="P1" draw:layer="layout" svg:x1="11.029cm" svg:y1="16.516cm" svg:x2="11.029cm" svg:y2="7.437cm">
          <text:p/>
        </draw:line>
        <draw:line draw:style-name="gr9" draw:text-style-name="P1" draw:layer="layout" svg:x1="12.521cm" svg:y1="7.464cm" svg:x2="12.533cm" svg:y2="16.599cm">
          <text:p/>
        </draw:line>
        <draw:line draw:style-name="gr9" draw:text-style-name="P1" draw:layer="layout" svg:x1="4.707cm" svg:y1="11.531cm" svg:x2="4.707cm" svg:y2="3.203cm">
          <text:p/>
        </draw:line>
        <draw:line draw:style-name="gr9" draw:text-style-name="P1" draw:layer="layout" svg:x1="6.322cm" svg:y1="3.231cm" svg:x2="6.322cm" svg:y2="11.447cm">
          <text:p/>
        </draw:line>
        <draw:line draw:style-name="gr9" draw:text-style-name="P1" draw:layer="layout" svg:x1="7.603cm" svg:y1="12.533cm" svg:x2="7.603cm" svg:y2="16.544cm">
          <text:p/>
        </draw:line>
        <draw:frame draw:style-name="gr10" draw:text-style-name="P6" draw:layer="layout" svg:width="5.905cm" svg:height="1.187cm" svg:x="1.448cm" svg:y="14.817cm">
          <draw:text-box>
            <text:p/>
          </draw:text-box>
        </draw:frame>
        <draw:frame draw:style-name="gr6" draw:text-style-name="P8" draw:layer="layout" svg:width="5.932cm" svg:height="0.645cm" svg:x="1.447cm" svg:y="14.678cm">
          <draw:text-box>
            <text:p text:style-name="P7"><text:span text:style-name="T6">Initial transition to user space</text:span></text:p>
          </draw:text-box>
        </draw:frame>
        <draw:line draw:style-name="gr9" draw:text-style-name="P1" draw:layer="layout" svg:x1="13.953cm" svg:y1="16.599cm" svg:x2="13.953cm" svg:y2="3.203cm">
          <text:p/>
        </draw:line>
        <draw:line draw:style-name="gr9" draw:text-style-name="P1" draw:layer="layout" svg:x1="15.402cm" svg:y1="3.203cm" svg:x2="15.402cm" svg:y2="16.599cm">
          <text:p/>
        </draw:line>
        <draw:path draw:style-name="gr9" draw:text-style-name="P1" draw:layer="layout" svg:width="1.816cm" svg:height="1.93cm" draw:transform="rotate (0.588350490847288) translate (6.49418873350993cm 1.48278236647006cm)" svg:viewBox="0 0 1817 1931" svg:d="m0 796c0 0 916-684 1458-791 633-125 245 2001 201 1924">
          <text:p/>
        </draw:path>
        <draw:line draw:style-name="gr9" draw:text-style-name="P1" draw:layer="layout" svg:x1="9.832cm" svg:y1="6.378cm" svg:x2="9.832cm" svg:y2="3.203cm">
          <text:p/>
        </draw:line>
        <draw:line draw:style-name="gr9" draw:text-style-name="P1" draw:layer="layout" svg:x1="10.5cm" svg:y1="3.258cm" svg:x2="10.5cm" svg:y2="6.378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7" draw:text-style-name="P1" draw:layer="layout" svg:width="17.67cm" svg:height="20.543cm" svg:x="9.791cm" svg:y="0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085cm" svg:height="20.571cm" svg:x="0.39cm" svg:y="0.1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1" draw:id="id1" draw:layer="layout" svg:width="1.739cm" svg:height="1.789cm" svg:x="18.042cm" svg:y="2.441cm">
          <text:p text:style-name="P1"><text:span text:style-name="T7">System </text:span><text:span text:style-name="T7"><text:line-break/></text:span><text:span text:style-name="T7">ca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0" xml:id="id3" draw:id="id3" draw:layer="layout" svg:width="1.688cm" svg:height="1.086cm" svg:x="13.38cm" svg:y="5.259cm">
          <text:p text:style-name="P1"><text:span text:style-name="T7">Execute</text:span></text:p>
          <text:p text:style-name="P1"><text:span text:style-name="T7">System </text:span></text:p>
          <text:p text:style-name="P1"><text:span text:style-name="T7">c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2" draw:id="id2" draw:layer="layout" svg:width="1.688cm" svg:height="0.564cm" svg:x="13.38cm" svg:y="4.059cm">
          <text:p text:style-name="P1"><text:span text:style-name="T7">S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4" draw:id="id4" draw:layer="layout" svg:width="1.688cm" svg:height="0.549cm" svg:x="13.38cm" svg:y="6.903cm">
          <text:p text:style-name="P1"><text:span text:style-name="T7">CL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0" draw:layer="layout" svg:x1="18.042cm" svg:y1="3.336cm" svg:x2="14.224cm" svg:y2="4.059cm" draw:start-shape="id1" draw:start-glue-point="5" draw:end-shape="id2" draw:end-glue-point="4" svg:d="m18042 3336h-3818v723">
          <text:p text:style-name="P1"><text:span text:style-name="T7">Yes</text:span></text:p>
        </draw:connector>
        <draw:connector draw:style-name="gr9" draw:text-style-name="P1" draw:layer="layout" svg:x1="14.224cm" svg:y1="4.623cm" svg:x2="14.224cm" svg:y2="5.259cm" draw:start-shape="id2" draw:start-glue-point="6" draw:end-shape="id3" draw:end-glue-point="4" svg:d="m14224 4623v636">
          <text:p/>
        </draw:connector>
        <draw:connector draw:style-name="gr9" draw:text-style-name="P1" draw:layer="layout" svg:x1="14.224cm" svg:y1="6.345cm" svg:x2="14.224cm" svg:y2="6.903cm" draw:start-shape="id3" draw:start-glue-point="6" draw:end-shape="id4" draw:end-glue-point="4" svg:d="m14224 6345v558">
          <text:p/>
        </draw:connector>
        <draw:custom-shape draw:style-name="gr11" draw:text-style-name="P10" xml:id="id5" draw:id="id5" draw:layer="layout" svg:width="1.688cm" svg:height="1.411cm" svg:x="22.031cm" svg:y="4.06cm">
          <text:p text:style-name="P1"><text:span text:style-name="T7">Handle </text:span></text:p>
          <text:p text:style-name="P1"><text:span text:style-name="T7">HW IR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6" draw:id="id6" draw:layer="layout" svg:width="1.688cm" svg:height="1.411cm" svg:x="22.031cm" svg:y="5.941cm">
          <text:p text:style-name="P1"><text:span text:style-name="T7"/></text:p>
          <text:p text:style-name="P1"><text:span text:style-name="T7">Acknow-</text:span></text:p>
          <text:p text:style-name="P1"><text:span text:style-name="T7">ledge</text:span></text:p>
          <text:p text:style-name="P1"><text:span text:style-name="T7">IR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0" draw:layer="layout" svg:x1="19.781cm" svg:y1="3.336cm" svg:x2="22.875cm" svg:y2="4.06cm" draw:start-shape="id1" draw:start-glue-point="7" draw:end-shape="id5" draw:end-glue-point="4" svg:d="m19781 3336h3094v724">
          <text:p text:style-name="P1"><text:span text:style-name="T7">No</text:span></text:p>
        </draw:connector>
        <draw:connector draw:style-name="gr9" draw:text-style-name="P1" draw:layer="layout" svg:x1="22.875cm" svg:y1="5.471cm" svg:x2="22.875cm" svg:y2="5.941cm" draw:start-shape="id5" draw:start-glue-point="6" draw:end-shape="id6" draw:end-glue-point="4" svg:d="m22875 5471v470">
          <text:p/>
        </draw:connector>
        <draw:custom-shape draw:style-name="gr11" draw:text-style-name="P10" xml:id="id7" draw:id="id7" draw:layer="layout" svg:width="1.688cm" svg:height="0.908cm" svg:x="18.08cm" svg:y="8.509cm">
          <text:p text:style-name="P1"><text:span text:style-name="T7">Handle</text:span></text:p>
          <text:p text:style-name="P1"><text:span text:style-name="T7">Signal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line-skew="-0.02cm" svg:x1="14.224cm" svg:y1="7.452cm" svg:x2="18.924cm" svg:y2="8.509cm" draw:start-shape="id4" draw:start-glue-point="6" draw:end-shape="id7" svg:d="m14224 7452v509h4700v548">
          <text:p/>
        </draw:connector>
        <draw:connector draw:style-name="gr9" draw:text-style-name="P1" draw:layer="layout" draw:line-skew="0.03cm" svg:x1="22.875cm" svg:y1="7.352cm" svg:x2="18.924cm" svg:y2="8.509cm" draw:start-shape="id6" draw:start-glue-point="6" draw:end-shape="id7" svg:d="m22875 7352v609h-3951v548">
          <text:p/>
        </draw:connector>
        <draw:custom-shape draw:style-name="gr11" draw:text-style-name="P9" xml:id="id8" draw:id="id8" draw:layer="layout" svg:width="1.739cm" svg:height="1.789cm" svg:x="18.043cm" svg:y="10.042cm">
          <text:p text:style-name="P1"><text:span text:style-name="T7">Return</text:span><text:span text:style-name="T7"><text:line-break/></text:span><text:span text:style-name="T7"> to </text:span><text:span text:style-name="T7"><text:line-break/></text:span><text:span text:style-name="T7">leve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" draw:layer="layout" svg:x1="18.924cm" svg:y1="9.417cm" svg:x2="18.913cm" svg:y2="10.042cm" draw:start-shape="id7" draw:start-glue-point="6" draw:end-shape="id8" draw:end-glue-point="4" svg:d="m18924 9417v313h-11v312">
          <text:p/>
        </draw:connector>
        <draw:custom-shape draw:style-name="gr11" draw:text-style-name="P10" xml:id="id9" draw:id="id9" draw:layer="layout" svg:width="1.688cm" svg:height="0.547cm" svg:x="22.031cm" svg:y="11.542cm">
          <text:p text:style-name="P1"><text:span text:style-name="T7">S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0" draw:id="id10" draw:layer="layout" svg:width="1.688cm" svg:height="1.071cm" svg:x="22.031cm" svg:y="12.743cm">
          <text:p text:style-name="P1"><text:span text:style-name="T7">Handle</text:span></text:p>
          <text:p text:style-name="P1"><text:span text:style-name="T7">exit</text:span></text:p>
          <text:p text:style-name="P1"><text:span text:style-name="T7">reque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1" draw:id="id11" draw:layer="layout" svg:width="1.688cm" svg:height="0.547cm" svg:x="22.031cm" svg:y="14.443cm">
          <text:p text:style-name="P1"><text:span text:style-name="T7">CL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0" draw:layer="layout" svg:x1="19.782cm" svg:y1="10.937cm" svg:x2="22.875cm" svg:y2="11.542cm" draw:start-shape="id8" draw:start-glue-point="7" draw:end-shape="id9" draw:end-glue-point="4" svg:d="m19782 10937h3093v605">
          <text:p text:style-name="P1"><text:span text:style-name="T7">0 or 1</text:span></text:p>
        </draw:connector>
        <draw:connector draw:style-name="gr9" draw:text-style-name="P1" draw:layer="layout" svg:x1="22.875cm" svg:y1="12.089cm" svg:x2="22.875cm" svg:y2="12.743cm" draw:start-shape="id9" draw:start-glue-point="6" draw:end-shape="id10" draw:end-glue-point="4" svg:d="m22875 12089v654">
          <text:p/>
        </draw:connector>
        <draw:connector draw:style-name="gr9" draw:text-style-name="P1" draw:layer="layout" svg:x1="22.875cm" svg:y1="13.814cm" svg:x2="22.875cm" svg:y2="14.443cm" draw:start-shape="id10" draw:start-glue-point="6" draw:end-shape="id11" draw:end-glue-point="4" svg:d="m22875 13814v629">
          <text:p/>
        </draw:connector>
        <draw:connector draw:style-name="gr9" draw:text-style-name="P10" draw:layer="layout" draw:line-skew="-3.309cm 1.577cm" svg:x1="18.043cm" svg:y1="10.937cm" svg:x2="19.175cm" svg:y2="16.444cm" draw:start-shape="id8" draw:start-glue-point="5" draw:end-shape="id12" draw:end-glue-point="4" svg:d="m18043 10937h-3811v4777h4943v730">
          <text:p/>
        </draw:connector>
        <draw:connector draw:style-name="gr9" draw:text-style-name="P1" draw:layer="layout" svg:x1="22.875cm" svg:y1="14.99cm" svg:x2="19.175cm" svg:y2="16.444cm" draw:start-shape="id11" draw:start-glue-point="6" draw:end-shape="id12" draw:end-glue-point="4" svg:d="m22875 14990v727h-3700v727">
          <text:p/>
        </draw:connector>
        <draw:frame draw:style-name="gr6" draw:text-style-name="P11" draw:layer="layout" svg:width="1.463cm" svg:height="0.569cm" svg:x="15.909cm" svg:y="11.016cm">
          <draw:text-box>
            <text:p><text:span text:style-name="T7">2 or 3</text:span></text:p>
          </draw:text-box>
        </draw:frame>
        <draw:custom-shape draw:style-name="gr11" draw:text-style-name="P10" xml:id="id12" draw:id="id12" draw:layer="layout" svg:width="1.688cm" svg:height="0.547cm" svg:x="18.331cm" svg:y="16.444cm">
          <text:p text:style-name="P1"><text:span text:style-name="T7">Schedu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12.004cm" svg:height="0.962cm" svg:x="13.201cm" svg:y="0.124cm">
          <draw:text-box>
            <text:p text:style-name="P1"><text:span text:style-name="T8">irq.c</text:span></text:p>
          </draw:text-box>
        </draw:frame>
        <draw:frame draw:style-name="gr6" draw:text-style-name="P12" draw:layer="layout" svg:width="8.306cm" svg:height="0.962cm" svg:x="0.801cm" svg:y="0.024cm">
          <draw:text-box>
            <text:p text:style-name="P1"><text:span text:style-name="T8">gates.s</text:span></text:p>
          </draw:text-box>
        </draw:frame>
        <draw:custom-shape draw:style-name="gr11" draw:text-style-name="P10" xml:id="id14" draw:id="id14" draw:layer="layout" svg:width="1.688cm" svg:height="1.177cm" svg:x="3.98cm" svg:y="1.26cm">
          <text:p text:style-name="P1"><text:span text:style-name="T7">Save</text:span><text:span text:style-name="T7"><text:line-break/></text:span><text:span text:style-name="T7">CPU</text:span><text:span text:style-name="T7"><text:line-break/></text:span><text:span text:style-name="T7">st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3" draw:id="id13" draw:layer="layout" svg:width="1.688cm" svg:height="1.094cm" svg:x="3.98cm" svg:y="16.978cm">
          <text:p text:style-name="P1"><text:span text:style-name="T7">Switch</text:span><text:span text:style-name="T7"><text:line-break/></text:span><text:span text:style-name="T7">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9.175cm" svg:y1="16.991cm" svg:x2="5.668cm" svg:y2="17.525cm" draw:start-shape="id12" draw:start-glue-point="6" draw:end-shape="id13" draw:end-glue-point="7" svg:d="m19175 16991v534h-13507">
          <text:p/>
        </draw:connector>
        <draw:connector draw:style-name="gr9" draw:text-style-name="P1" draw:layer="layout" svg:x1="5.668cm" svg:y1="1.849cm" svg:x2="18.912cm" svg:y2="2.441cm" draw:start-shape="id14" draw:start-glue-point="7" draw:end-shape="id1" draw:end-glue-point="4" svg:d="m5668 1849h13244v592">
          <text:p/>
        </draw:connector>
        <draw:custom-shape draw:style-name="gr13" draw:text-style-name="P10" draw:layer="layout" svg:width="5.319cm" svg:height="1.198cm" svg:x="10.667cm" svg:y="9cm">
          <text:p text:style-name="P1"><text:span text:style-name="T7">Actual handling only done if we return to user space</text:span></text:p>
          <draw:enhanced-geometry svg:viewBox="0 0 21600 21600" draw:text-areas="800 800 20800 20800" draw:type="round-rectangular-callout" draw:modifiers="29403.6090225564 -4017.347789824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0" draw:layer="layout" svg:width="5.319cm" svg:height="1.198cm" svg:x="21.698cm" svg:y="17.144cm">
          <text:p text:style-name="P1"><text:span text:style-name="T7">Only if return level is different </text:span><text:span text:style-name="T7"><text:line-break/></text:span><text:span text:style-name="T7">from “IRQ”</text:span></text:p>
          <draw:enhanced-geometry svg:viewBox="0 0 21600 21600" draw:text-areas="800 800 20800 20800" draw:type="round-rectangular-callout" draw:modifiers="-5432.48120300752 -6521.43452877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xml:id="id15" draw:id="id15" draw:layer="layout" svg:width="1.688cm" svg:height="1.094cm" svg:x="18.38cm" svg:y="19.078cm">
          <text:p text:style-name="P1"><text:span text:style-name="T7">Post-IRQ</text:span></text:p>
          <text:p text:style-name="P1"><text:span text:style-name="T7">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5.319cm" svg:height="1.198cm" svg:x="21.699cm" svg:y="18.844cm">
          <text:p text:style-name="P1"><text:span text:style-name="T7">Executed on alternate stack</text:span></text:p>
          <draw:enhanced-geometry svg:viewBox="0 0 21600 21600" draw:text-areas="800 800 20800 20800" draw:type="round-rectangular-callout" draw:modifiers="-6228.27067669173 13745.4545454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xml:id="id16" draw:id="id16" draw:layer="layout" svg:width="1.688cm" svg:height="1.094cm" svg:x="3.98cm" svg:y="19.078cm">
          <text:p text:style-name="P1"><text:span text:style-name="T7">Restore</text:span><text:span text:style-name="T7"><text:line-break/></text:span><text:span text:style-name="T7">CPU st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4.824cm" svg:y1="18.072cm" svg:x2="19.224cm" svg:y2="19.078cm" draw:start-shape="id13" draw:start-glue-point="6" draw:end-shape="id15" draw:end-glue-point="4" svg:d="m4824 18072v504h14400v502">
          <text:p/>
        </draw:connector>
        <draw:connector draw:style-name="gr9" draw:text-style-name="P1" draw:layer="layout" svg:x1="18.38cm" svg:y1="19.625cm" svg:x2="5.668cm" svg:y2="19.625cm" draw:start-shape="id15" draw:start-glue-point="5" draw:end-shape="id16" svg:d="m18380 19625h-12712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7" draw:text-style-name="P1" draw:layer="layout" svg:width="17.67cm" svg:height="20.543cm" svg:x="9.791cm" svg:y="0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085cm" svg:height="20.571cm" svg:x="0.39cm" svg:y="0.1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17" draw:id="id17" draw:layer="layout" svg:width="1.739cm" svg:height="1.789cm" svg:x="18.042cm" svg:y="2.441cm">
          <text:p text:style-name="P1"><text:span text:style-name="T7">System </text:span><text:span text:style-name="T7"><text:line-break/></text:span><text:span text:style-name="T7">ca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0" xml:id="id19" draw:id="id19" draw:layer="layout" svg:width="1.688cm" svg:height="1.086cm" svg:x="13.38cm" svg:y="5.259cm">
          <text:p text:style-name="P1"><text:span text:style-name="T7">Execute</text:span></text:p>
          <text:p text:style-name="P1"><text:span text:style-name="T7">System </text:span></text:p>
          <text:p text:style-name="P1"><text:span text:style-name="T7">c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8" draw:id="id18" draw:layer="layout" svg:width="1.688cm" svg:height="0.564cm" svg:x="13.38cm" svg:y="4.059cm">
          <text:p text:style-name="P1"><text:span text:style-name="T7">S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20" draw:id="id20" draw:layer="layout" svg:width="1.688cm" svg:height="0.549cm" svg:x="13.38cm" svg:y="6.903cm">
          <text:p text:style-name="P1"><text:span text:style-name="T7">CL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0" draw:layer="layout" svg:x1="18.042cm" svg:y1="3.336cm" svg:x2="14.224cm" svg:y2="4.059cm" draw:start-shape="id17" draw:start-glue-point="5" draw:end-shape="id18" draw:end-glue-point="4" svg:d="m18042 3336h-3818v723">
          <text:p text:style-name="P1"><text:span text:style-name="T7">Yes</text:span></text:p>
        </draw:connector>
        <draw:connector draw:style-name="gr9" draw:text-style-name="P1" draw:layer="layout" svg:x1="14.224cm" svg:y1="4.623cm" svg:x2="14.224cm" svg:y2="5.259cm" draw:start-shape="id18" draw:start-glue-point="6" draw:end-shape="id19" draw:end-glue-point="4" svg:d="m14224 4623v636">
          <text:p/>
        </draw:connector>
        <draw:connector draw:style-name="gr9" draw:text-style-name="P1" draw:layer="layout" svg:x1="14.224cm" svg:y1="6.345cm" svg:x2="14.224cm" svg:y2="6.903cm" draw:start-shape="id19" draw:start-glue-point="6" draw:end-shape="id20" draw:end-glue-point="4" svg:d="m14224 6345v558">
          <text:p/>
        </draw:connector>
        <draw:custom-shape draw:style-name="gr11" draw:text-style-name="P10" xml:id="id21" draw:id="id21" draw:layer="layout" svg:width="1.688cm" svg:height="1.411cm" svg:x="22.031cm" svg:y="4.06cm">
          <text:p text:style-name="P1"><text:span text:style-name="T7">Handle </text:span></text:p>
          <text:p text:style-name="P1"><text:span text:style-name="T7">HW IR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22" draw:id="id22" draw:layer="layout" svg:width="1.688cm" svg:height="1.411cm" svg:x="22.031cm" svg:y="5.941cm">
          <text:p text:style-name="P1"><text:span text:style-name="T7"/></text:p>
          <text:p text:style-name="P1"><text:span text:style-name="T7">Acknow-</text:span></text:p>
          <text:p text:style-name="P1"><text:span text:style-name="T7">ledge</text:span></text:p>
          <text:p text:style-name="P1"><text:span text:style-name="T7">IR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0" draw:layer="layout" svg:x1="19.781cm" svg:y1="3.336cm" svg:x2="22.875cm" svg:y2="4.06cm" draw:start-shape="id17" draw:start-glue-point="7" draw:end-shape="id21" draw:end-glue-point="4" svg:d="m19781 3336h3094v724">
          <text:p text:style-name="P1"><text:span text:style-name="T7">No</text:span></text:p>
        </draw:connector>
        <draw:connector draw:style-name="gr9" draw:text-style-name="P1" draw:layer="layout" svg:x1="22.875cm" svg:y1="5.471cm" svg:x2="22.875cm" svg:y2="5.941cm" draw:start-shape="id21" draw:start-glue-point="6" draw:end-shape="id22" draw:end-glue-point="4" svg:d="m22875 5471v470">
          <text:p/>
        </draw:connector>
        <draw:custom-shape draw:style-name="gr11" draw:text-style-name="P10" xml:id="id23" draw:id="id23" draw:layer="layout" svg:width="1.688cm" svg:height="0.908cm" svg:x="18.08cm" svg:y="8.509cm">
          <text:p text:style-name="P1"><text:span text:style-name="T7">Handle</text:span></text:p>
          <text:p text:style-name="P1"><text:span text:style-name="T7">Signal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line-skew="-0.018cm" svg:x1="14.224cm" svg:y1="7.452cm" svg:x2="18.924cm" svg:y2="8.509cm" draw:start-shape="id20" draw:start-glue-point="6" draw:end-shape="id23" svg:d="m14224 7452v511h4700v546">
          <text:p/>
        </draw:connector>
        <draw:connector draw:style-name="gr9" draw:text-style-name="P1" draw:layer="layout" draw:line-skew="0.032cm" svg:x1="22.875cm" svg:y1="7.352cm" svg:x2="18.924cm" svg:y2="8.509cm" draw:start-shape="id22" draw:start-glue-point="6" draw:end-shape="id23" svg:d="m22875 7352v611h-3951v546">
          <text:p/>
        </draw:connector>
        <draw:custom-shape draw:style-name="gr11" draw:text-style-name="P9" xml:id="id24" draw:id="id24" draw:layer="layout" svg:width="1.739cm" svg:height="1.789cm" svg:x="18.043cm" svg:y="10.042cm">
          <text:p text:style-name="P1"><text:span text:style-name="T7">Return</text:span><text:span text:style-name="T7"><text:line-break/></text:span><text:span text:style-name="T7"> to </text:span><text:span text:style-name="T7"><text:line-break/></text:span><text:span text:style-name="T7">leve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" draw:layer="layout" svg:x1="18.924cm" svg:y1="9.417cm" svg:x2="18.913cm" svg:y2="10.042cm" draw:start-shape="id23" draw:start-glue-point="6" draw:end-shape="id24" draw:end-glue-point="4" svg:d="m18924 9417v313h-11v312">
          <text:p/>
        </draw:connector>
        <draw:custom-shape draw:style-name="gr11" draw:text-style-name="P10" xml:id="id25" draw:id="id25" draw:layer="layout" svg:width="1.688cm" svg:height="0.547cm" svg:x="22.031cm" svg:y="11.542cm">
          <text:p text:style-name="P1"><text:span text:style-name="T7">S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26" draw:id="id26" draw:layer="layout" svg:width="1.688cm" svg:height="1.071cm" svg:x="22.031cm" svg:y="12.743cm">
          <text:p text:style-name="P1"><text:span text:style-name="T7">Handle</text:span></text:p>
          <text:p text:style-name="P1"><text:span text:style-name="T7">exit</text:span></text:p>
          <text:p text:style-name="P1"><text:span text:style-name="T7">reque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27" draw:id="id27" draw:layer="layout" svg:width="1.688cm" svg:height="0.547cm" svg:x="22.031cm" svg:y="14.443cm">
          <text:p text:style-name="P1"><text:span text:style-name="T7">CL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0" draw:layer="layout" svg:x1="19.782cm" svg:y1="10.937cm" svg:x2="22.875cm" svg:y2="11.542cm" draw:start-shape="id24" draw:start-glue-point="7" draw:end-shape="id25" draw:end-glue-point="4" svg:d="m19782 10937h3093v605">
          <text:p text:style-name="P1"><text:span text:style-name="T7">0 or 1</text:span></text:p>
        </draw:connector>
        <draw:connector draw:style-name="gr9" draw:text-style-name="P1" draw:layer="layout" svg:x1="22.875cm" svg:y1="12.089cm" svg:x2="22.875cm" svg:y2="12.743cm" draw:start-shape="id25" draw:start-glue-point="6" draw:end-shape="id26" draw:end-glue-point="4" svg:d="m22875 12089v654">
          <text:p/>
        </draw:connector>
        <draw:connector draw:style-name="gr9" draw:text-style-name="P1" draw:layer="layout" svg:x1="22.875cm" svg:y1="13.814cm" svg:x2="22.875cm" svg:y2="14.443cm" draw:start-shape="id26" draw:start-glue-point="6" draw:end-shape="id27" draw:end-glue-point="4" svg:d="m22875 13814v629">
          <text:p/>
        </draw:connector>
        <draw:connector draw:style-name="gr9" draw:text-style-name="P10" draw:layer="layout" draw:line-skew="-3.279cm 1.662cm" svg:x1="18.043cm" svg:y1="10.937cm" svg:x2="19.175cm" svg:y2="16.444cm" draw:start-shape="id24" draw:start-glue-point="5" draw:end-shape="id28" draw:end-glue-point="4" svg:d="m18043 10937h-3781v4862h4913v645">
          <text:p/>
        </draw:connector>
        <draw:connector draw:style-name="gr9" draw:text-style-name="P1" draw:layer="layout" draw:line-skew="0.082cm" svg:x1="22.875cm" svg:y1="14.99cm" svg:x2="19.175cm" svg:y2="16.444cm" draw:start-shape="id27" draw:start-glue-point="6" draw:end-shape="id28" draw:end-glue-point="4" svg:d="m22875 14990v809h-3700v645">
          <text:p/>
        </draw:connector>
        <draw:frame draw:style-name="gr6" draw:text-style-name="P11" draw:layer="layout" svg:width="1.463cm" svg:height="0.569cm" svg:x="15.909cm" svg:y="11.016cm">
          <draw:text-box>
            <text:p><text:span text:style-name="T7">2 or 3</text:span></text:p>
          </draw:text-box>
        </draw:frame>
        <draw:custom-shape draw:style-name="gr11" draw:text-style-name="P10" xml:id="id28" draw:id="id28" draw:layer="layout" svg:width="1.688cm" svg:height="0.547cm" svg:x="18.331cm" svg:y="16.444cm">
          <text:p text:style-name="P1"><text:span text:style-name="T7">Schedu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12.004cm" svg:height="0.962cm" svg:x="13.201cm" svg:y="0.124cm">
          <draw:text-box>
            <text:p text:style-name="P1"><text:span text:style-name="T8">irq.c</text:span></text:p>
          </draw:text-box>
        </draw:frame>
        <draw:frame draw:style-name="gr6" draw:text-style-name="P12" draw:layer="layout" svg:width="8.306cm" svg:height="0.962cm" svg:x="0.801cm" svg:y="0.024cm">
          <draw:text-box>
            <text:p text:style-name="P1"><text:span text:style-name="T8">gates.s</text:span></text:p>
          </draw:text-box>
        </draw:frame>
        <draw:custom-shape draw:style-name="gr11" draw:text-style-name="P10" xml:id="id30" draw:id="id30" draw:layer="layout" svg:width="1.688cm" svg:height="1.177cm" svg:x="3.98cm" svg:y="1.26cm">
          <text:p text:style-name="P1"><text:span text:style-name="T7">Save</text:span><text:span text:style-name="T7"><text:line-break/></text:span><text:span text:style-name="T7">CPU</text:span><text:span text:style-name="T7"><text:line-break/></text:span><text:span text:style-name="T7">st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29" draw:id="id29" draw:layer="layout" svg:width="1.688cm" svg:height="1.094cm" svg:x="3.98cm" svg:y="16.978cm">
          <text:p text:style-name="P1"><text:span text:style-name="T7">Switch</text:span><text:span text:style-name="T7"><text:line-break/></text:span><text:span text:style-name="T7">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9.175cm" svg:y1="16.991cm" svg:x2="5.668cm" svg:y2="17.525cm" draw:start-shape="id28" draw:start-glue-point="6" draw:end-shape="id29" draw:end-glue-point="7" svg:d="m19175 16991v534h-13507">
          <text:p/>
        </draw:connector>
        <draw:connector draw:style-name="gr9" draw:text-style-name="P1" xml:id="id33" draw:id="id33" draw:layer="layout" svg:x1="5.668cm" svg:y1="1.849cm" svg:x2="18.912cm" svg:y2="2.441cm" draw:start-shape="id30" draw:start-glue-point="7" draw:end-shape="id17" draw:end-glue-point="4" svg:d="m5668 1849h13244v592">
          <text:p/>
        </draw:connector>
        <draw:custom-shape draw:style-name="gr13" draw:text-style-name="P10" draw:layer="layout" svg:width="5.319cm" svg:height="1.198cm" svg:x="10.667cm" svg:y="9cm">
          <text:p text:style-name="P1"><text:span text:style-name="T7">Actual handling only done if we return to user space</text:span></text:p>
          <draw:enhanced-geometry svg:viewBox="0 0 21600 21600" draw:text-areas="800 800 20800 20800" draw:type="round-rectangular-callout" draw:modifiers="29403.6090225564 -4017.347789824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0" draw:layer="layout" svg:width="5.319cm" svg:height="1.198cm" svg:x="21.698cm" svg:y="17.144cm">
          <text:p text:style-name="P1"><text:span text:style-name="T7">Only if return level is different </text:span><text:span text:style-name="T7"><text:line-break/></text:span><text:span text:style-name="T7">from “IRQ”</text:span></text:p>
          <draw:enhanced-geometry svg:viewBox="0 0 21600 21600" draw:text-areas="800 800 20800 20800" draw:type="round-rectangular-callout" draw:modifiers="-5432.48120300752 -6521.43452877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xml:id="id31" draw:id="id31" draw:layer="layout" svg:width="1.688cm" svg:height="1.094cm" svg:x="18.38cm" svg:y="19.078cm">
          <text:p text:style-name="P1"><text:span text:style-name="T7">Post-IRQ</text:span></text:p>
          <text:p text:style-name="P1"><text:span text:style-name="T7">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5.319cm" svg:height="1.198cm" svg:x="21.699cm" svg:y="18.844cm">
          <text:p text:style-name="P1"><text:span text:style-name="T7">Executed on alternate stack</text:span></text:p>
          <draw:enhanced-geometry svg:viewBox="0 0 21600 21600" draw:text-areas="800 800 20800 20800" draw:type="round-rectangular-callout" draw:modifiers="-6228.27067669173 13745.4545454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xml:id="id32" draw:id="id32" draw:layer="layout" svg:width="1.688cm" svg:height="1.094cm" svg:x="3.98cm" svg:y="19.078cm">
          <text:p text:style-name="P1"><text:span text:style-name="T7">Restore</text:span><text:span text:style-name="T7"><text:line-break/></text:span><text:span text:style-name="T7">CPU st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4.824cm" svg:y1="18.072cm" svg:x2="19.224cm" svg:y2="19.078cm" draw:start-shape="id29" draw:start-glue-point="6" draw:end-shape="id31" draw:end-glue-point="4" svg:d="m4824 18072v504h14400v502">
          <text:p/>
        </draw:connector>
        <draw:connector draw:style-name="gr9" draw:text-style-name="P1" draw:layer="layout" svg:x1="18.38cm" svg:y1="19.625cm" svg:x2="5.668cm" svg:y2="19.625cm" draw:start-shape="id31" draw:start-glue-point="5" draw:end-shape="id32" svg:d="m18380 19625h-12712">
          <text:p/>
        </draw:connector>
        <draw:connector draw:style-name="gr14" draw:text-style-name="P1" draw:layer="layout" draw:line-skew="4.802cm" svg:x1="19.768cm" svg:y1="8.963cm" svg:x2="18.912cm" svg:y2="1.849cm" draw:start-shape="id23" draw:start-glue-point="7" draw:end-shape="id33" draw:end-glue-point="0" svg:d="m19768 8963h5304v-7114h-6160">
          <text:p/>
        </draw:connector>
        <draw:custom-shape draw:style-name="gr13" draw:text-style-name="P10" draw:layer="layout" svg:width="3.544cm" svg:height="1.23cm" svg:x="23.57cm" svg:y="9.58cm">
          <text:p text:style-name="P1"><text:span text:style-name="T7">Repeat system call</text:span><text:span text:style-name="T7"><text:line-break/></text:span><text:span text:style-name="T7">if needed</text:span></text:p>
          <draw:enhanced-geometry svg:viewBox="0 0 21600 21600" draw:text-areas="800 800 20800 20800" draw:type="round-rectangular-callout" draw:modifiers="12076.5021156559 -15107.7173030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1-07-18T09:38:41</meta:creation-date>
    <dc:date>2012-08-25T21:21:39</dc:date>
    <dc:creator>Christian </dc:creator>
    <meta:editing-duration>PT3H18M51S</meta:editing-duration>
    <meta:editing-cycles>63</meta:editing-cycles>
    <meta:generator>LibreOffice/3.5$Linux_x86 LibreOffice_project/350m1$Build-2</meta:generator>
    <meta:document-statistic meta:object-count="169"/>
  </office:meta>
</office:document-meta>
</file>